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b2d9" officeooo:paragraph-rsid="0020d8cb" style:font-weight-asian="bold" style:font-weight-complex="bold"/>
    </style:style>
    <style:style style:name="P2" style:family="paragraph" style:parent-style-name="Standard">
      <style:text-properties fo:font-weight="bold" officeooo:rsid="0020d8cb" officeooo:paragraph-rsid="0020d8cb" style:font-weight-asian="bold" style:font-weight-complex="bold"/>
    </style:style>
    <style:style style:name="P3" style:family="paragraph" style:parent-style-name="Standard">
      <style:text-properties fo:font-weight="bold" officeooo:rsid="00216d1c" officeooo:paragraph-rsid="00216d1c" style:font-weight-asian="bold" style:font-weight-complex="bold"/>
    </style:style>
    <style:style style:name="P4" style:family="paragraph" style:parent-style-name="Standard">
      <style:text-properties fo:font-weight="bold" officeooo:rsid="002323da" officeooo:paragraph-rsid="002323da" style:font-weight-asian="bold" style:font-weight-complex="bold"/>
    </style:style>
    <style:style style:name="P5" style:family="paragraph" style:parent-style-name="Standard">
      <style:text-properties fo:font-weight="bold" officeooo:rsid="00242a3c" officeooo:paragraph-rsid="00242a3c" style:font-weight-asian="bold" style:font-weight-complex="bold"/>
    </style:style>
    <style:style style:name="P6" style:family="paragraph" style:parent-style-name="Standard">
      <style:text-properties style:font-name="FreeSans" fo:font-size="22pt" fo:font-weight="bold" officeooo:rsid="001b0dc0" officeooo:paragraph-rsid="001b0dc0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FreeSans" fo:font-size="22pt" fo:font-weight="bold" officeooo:rsid="001cebd9" officeooo:paragraph-rsid="001cebd9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FreeSans" fo:font-size="22pt" fo:font-weight="bold" officeooo:rsid="001de70f" officeooo:paragraph-rsid="001de70f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FreeSans" fo:font-size="22pt" fo:font-weight="bold" officeooo:rsid="001f08c9" officeooo:paragraph-rsid="001f08c9" style:font-size-asian="22pt" style:font-weight-asian="bold" style:font-size-complex="22pt" style:font-weight-complex="bold"/>
    </style:style>
    <style:style style:name="P10" style:family="paragraph" style:parent-style-name="Standard">
      <style:text-properties style:font-name="FreeSans" fo:font-size="22pt" fo:font-weight="normal" officeooo:rsid="001cebd9" officeooo:paragraph-rsid="001cebd9" style:font-size-asian="22pt" style:font-weight-asian="normal" style:font-size-complex="22pt" style:font-weight-complex="normal"/>
    </style:style>
    <style:style style:name="P11" style:family="paragraph" style:parent-style-name="Standard">
      <style:text-properties style:font-name="FreeSans" fo:font-size="22pt" fo:font-weight="normal" officeooo:rsid="001de70f" officeooo:paragraph-rsid="001de70f" style:font-size-asian="22pt" style:font-weight-asian="normal" style:font-size-complex="22pt" style:font-weight-complex="normal"/>
    </style:style>
    <style:style style:name="P12" style:family="paragraph" style:parent-style-name="Standard">
      <style:text-properties style:font-name="FreeSans" fo:font-size="22pt" fo:font-weight="normal" officeooo:rsid="001f08c9" officeooo:paragraph-rsid="001f08c9" style:font-size-asian="22pt" style:font-weight-asian="normal" style:font-size-complex="22pt" style:font-weight-complex="normal"/>
    </style:style>
    <style:style style:name="P13" style:family="paragraph" style:parent-style-name="Standard" style:list-style-name="L5">
      <style:text-properties fo:font-weight="normal" officeooo:rsid="00216d1c" officeooo:paragraph-rsid="00216d1c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2323da" officeooo:paragraph-rsid="002323da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42a3c" officeooo:paragraph-rsid="00242a3c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242a3c" officeooo:paragraph-rsid="00242a3c" style:font-weight-asian="normal" style:font-weight-complex="normal"/>
    </style:style>
    <style:style style:name="P17" style:family="paragraph" style:parent-style-name="Standard" style:list-style-name="L3">
      <style:text-properties officeooo:rsid="0020b2d9" officeooo:paragraph-rsid="0020d8cb"/>
    </style:style>
    <style:style style:name="P18" style:family="paragraph" style:parent-style-name="Standard">
      <style:text-properties officeooo:paragraph-rsid="0020b2d9"/>
    </style:style>
    <style:style style:name="P19" style:family="paragraph" style:parent-style-name="Standard" style:list-style-name="L3">
      <style:text-properties officeooo:paragraph-rsid="0020b2d9"/>
    </style:style>
    <style:style style:name="P20" style:family="paragraph" style:parent-style-name="Standard" style:list-style-name="L3">
      <style:text-properties officeooo:rsid="0020d8cb" officeooo:paragraph-rsid="0020d8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0df8" style:font-weight-asian="normal" style:font-weight-complex="normal"/>
    </style:style>
    <style:style style:name="T3" style:family="text">
      <style:text-properties officeooo:rsid="001dd4e9"/>
    </style:style>
    <style:style style:name="T4" style:family="text">
      <style:text-properties style:font-name="FreeSans" fo:font-size="22pt" fo:font-weight="bold" officeooo:rsid="0020b2d9" style:font-size-asian="22pt" style:font-weight-asian="bold" style:font-size-complex="22pt" style:font-weight-complex="bold"/>
    </style:style>
    <style:style style:name="T5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FreeSans" fo:font-size="22pt" fo:font-weight="normal" officeooo:rsid="0020b2d9" style:font-size-asian="22pt" style:font-weight-asian="normal" style:font-size-complex="22pt" style:font-weight-complex="normal"/>
    </style:style>
    <style:style style:name="T7" style:family="text">
      <style:text-properties style:font-name="FreeSans" fo:font-size="22pt" fo:font-weight="normal" officeooo:rsid="0020d8cb" style:font-size-asian="22pt" style:font-weight-asian="normal" style:font-size-complex="22pt" style:font-weight-complex="normal"/>
    </style:style>
    <style:style style:name="T8" style:family="text">
      <style:text-properties style:font-name="FreeSans" fo:font-size="22pt" style:font-size-asian="22pt" style:font-size-complex="22pt"/>
    </style:style>
    <style:style style:name="T9" style:family="text">
      <style:text-properties style:font-name="FreeSans" fo:font-size="22pt" officeooo:rsid="0020d8cb" style:font-size-asian="22pt" style:font-size-complex="22pt"/>
    </style:style>
    <style:style style:name="T10" style:family="text">
      <style:text-properties style:font-name="FreeSans" fo:font-size="22pt" officeooo:rsid="00211813" style:font-size-asian="22pt" style:font-size-complex="22pt"/>
    </style:style>
    <style:style style:name="T11" style:family="text">
      <style:text-properties style:font-name="FreeSans" fo:font-size="22pt" officeooo:rsid="00216d1c" style:font-size-asian="22pt" style:font-size-complex="22pt"/>
    </style:style>
    <style:style style:name="T12" style:family="text">
      <style:text-properties style:font-name="FreeSans" fo:font-size="22pt" officeooo:rsid="00227240" style:font-size-asian="22pt" style:font-size-complex="22pt"/>
    </style:style>
    <style:style style:name="T13" style:family="text">
      <style:text-properties style:font-name="FreeSans" fo:font-size="22pt" officeooo:rsid="00242a3c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ing and Navigation:</text:p>
      <text:p text:style-name="P6"/>
      <text:p text:style-name="P6">Anchor element: <text:span text:style-name="T1">&lt;a href=”</text:span><text:span text:style-name="T2">Link URL</text:span><text:span text:style-name="T1">”&gt;Link&lt;/a&gt;</text:span></text:p>
      <text:p text:style-name="P6"><text:span text:style-name="T1"/></text:p>
      <text:p text:style-name="P7">Navbar example code:</text:p>
      <text:p text:style-name="P10"/>
      <text:p text:style-name="P10">&lt;nav <text:span text:style-name="T3">role=”navigation” aria-label=”main menu”&gt;</text:span></text:p>
      <text:p text:style-name="P10"><text:tab/>&lt;ul class=”navbar&gt;</text:p>
      <text:p text:style-name="P10"><text:tab/><text:tab/>&lt;li&gt;&lt;a href=”/”&gt;Home&lt;/a&gt;&lt;/li&gt;</text:p>
      <text:p text:style-name="P10"><text:tab/><text:tab/>&lt;li&gt;&lt;a href=”/people”&gt;People&lt;/a&gt;&lt;/li&gt;</text:p>
      <text:p text:style-name="P10"><text:tab/><text:tab/>&lt;li&gt;&lt;a href=”/prices”&gt;Prices&lt;/a&gt;&lt;/li&gt;</text:p>
      <text:p text:style-name="P10"><text:tab/><text:tab/>&lt;li&gt;&lt;a href=”/contact”&gt;Contact&lt;/a&gt;&lt;/li&gt;</text:p>
      <text:p text:style-name="P10"><text:tab/>&lt;/ul&gt;</text:p>
      <text:p text:style-name="P10">&lt;/nav&gt;</text:p>
      <text:p text:style-name="P10"/>
      <text:p text:style-name="P8">Footer example:</text:p>
      <text:p text:style-name="P8"/>
      <text:p text:style-name="P11">&lt;footer&gt;</text:p>
      <text:p text:style-name="P11"><text:tab/>&lt;a href=”/about/privacy”&gt;Privacy Policy&lt;/a&gt;</text:p>
      <text:p text:style-name="P11"><text:tab/>&lt;a href=”/about/legal”&gt;Terms of Service&lt;/a&gt;</text:p>
      <text:p text:style-name="P11">&lt;/footer&gt;</text:p>
      <text:p text:style-name="P8"/>
      <text:p text:style-name="P9">Image element:</text:p>
      <text:p text:style-name="P9"/>
      <text:p text:style-name="P12">&lt;img src=”url” width=”...” height=”...” alt = “Description of image&gt;</text:p>
      <text:p text:style-name="P12"/>
      <text:p text:style-name="P12"/>
      <text:p text:style-name="P12"/>
      <text:p text:style-name="P12"/>
      <text:p text:style-name="P18"><text:soft-page-break/><text:span text:style-name="T4">Types of images:</text:span></text:p>
      <text:p text:style-name="P18"><text:span text:style-name="T4"/></text:p>
      <text:p text:style-name="P18"><text:span text:style-name="T4">(i) GIF:</text:span></text:p>
      <text:list xml:id="list1117498952" text:style-name="L3">
        <text:list-item>
          <text:p text:style-name="P19"><text:span text:style-name="T6">Does well compressing large areas of single color.</text:span></text:p>
        </text:list-item>
        <text:list-item>
          <text:p text:style-name="P17"><text:span text:style-name="T5">Limited color space of 256 colors</text:span></text:p>
        </text:list-item>
        <text:list-item>
          <text:p text:style-name="P17"><text:span text:style-name="T7">Can do transparency, with jagged edges</text:span></text:p>
        </text:list-item>
        <text:list-item>
          <text:p text:style-name="P20"><text:span text:style-name="T7">C</text:span><text:span text:style-name="T5">an have multiple frames, and make a little movie</text:span></text:p>
        </text:list-item>
      </text:list>
      <text:p text:style-name="P1"><text:span text:style-name="T9"/></text:p>
      <text:p text:style-name="P2"><text:span text:style-name="T8">(</text:span><text:span text:style-name="T10">ii) </text:span><text:span text:style-name="T11">SVG: (Scalable </text:span><text:span text:style-name="T12">vector graphic)</text:span></text:p>
      <text:list xml:id="list1658059604" text:style-name="L5">
        <text:list-item>
          <text:p text:style-name="P13"><text:span text:style-name="T8">Logos, icons, etc.</text:span></text:p>
        </text:list-item>
        <text:list-item>
          <text:p text:style-name="P13"><text:span text:style-name="T8">Vector file</text:span></text:p>
        </text:list-item>
        <text:list-item>
          <text:p text:style-name="P13"><text:span text:style-name="T8">Very small size (Advantage)</text:span></text:p>
        </text:list-item>
      </text:list>
      <text:p text:style-name="P3"><text:span text:style-name="T8"/></text:p>
      <text:p text:style-name="P4"><text:span text:style-name="T8">(iii) JPG:</text:span></text:p>
      <text:list xml:id="list2638327345" text:style-name="L6">
        <text:list-item>
          <text:p text:style-name="P14"><text:span text:style-name="T8">Image format for compressing photos</text:span></text:p>
        </text:list-item>
        <text:list-item>
          <text:p text:style-name="P14"><text:span text:style-name="T8">Ca</text:span><text:span text:style-name="T13">n be compressed</text:span></text:p>
        </text:list-item>
        <text:list-item>
          <text:p text:style-name="P15"><text:span text:style-name="T8">Balance between Size vs Quality</text:span></text:p>
        </text:list-item>
      </text:list>
      <text:p text:style-name="P5"><text:span text:style-name="T8">(iv) PNG:</text:span></text:p>
      <text:list xml:id="list3558505049" text:style-name="L7">
        <text:list-item>
          <text:p text:style-name="P16"><text:span text:style-name="T8">Images that need transparency</text:span></text:p>
        </text:list-item>
        <text:list-item>
          <text:p text:style-name="P16"><text:span text:style-name="T8">Good at compression</text:span></text:p>
        </text:list-item>
        <text:list-item>
          <text:p text:style-name="P16"><text:span text:style-name="T8">Photos and images</text:span></text:p>
        </text:list-item>
        <text:list-item>
          <text:p text:style-name="P16"><text:span text:style-name="T8">Depends on the use ca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06:03:18.983255380</meta:creation-date>
    <dc:date>2020-07-15T13:25:52.753384692</dc:date>
    <meta:editing-duration>PT7H1M37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2" meta:paragraph-count="37" meta:word-count="143" meta:character-count="1004" meta:non-whitespace-character-count="900"/>
  </office:meta>
</office:document-meta>
</file>